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992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total_duration</text:p>
          </table:table-cell>
          <table:table-cell office:value-type="string" calcext:value-type="string">
            <text:p>total_frame_number</text:p>
          </table:table-cell>
          <table:table-cell office:value-type="string" calcext:value-type="string">
            <text:p>days_in_cultur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051124_cocaine20uM_astro_slide2_region1_intensities</text:p>
          </table:table-cell>
          <table:table-cell office:value-type="float" office:value="1033.6535" calcext:value-type="float">
            <text:p>1033.6535</text:p>
          </table:table-cell>
          <table:table-cell office:value-type="float" office:value="18226" calcext:value-type="float">
            <text:p>18226</text:p>
          </table:table-cell>
          <table:table-cell/>
        </table:table-row>
        <table:table-row table:style-name="ro1">
          <table:table-cell office:value-type="string" calcext:value-type="string">
            <text:p>051124_con_astro_slide2_region1_intensities</text:p>
          </table:table-cell>
          <table:table-cell office:value-type="float" office:value="299.915375" calcext:value-type="float">
            <text:p>299.915375</text:p>
          </table:table-cell>
          <table:table-cell office:value-type="float" office:value="5146" calcext:value-type="float">
            <text:p>5146</text:p>
          </table:table-cell>
          <table:table-cell/>
        </table:table-row>
        <table:table-row table:style-name="ro1">
          <table:table-cell office:value-type="string" calcext:value-type="string">
            <text:p>201124_cocaine20uM_astro_PBS_slide21_region1_intensities</text:p>
          </table:table-cell>
          <table:table-cell office:value-type="float" office:value="1177.48587" calcext:value-type="float">
            <text:p>1177.48587</text:p>
          </table:table-cell>
          <table:table-cell office:value-type="float" office:value="3987" calcext:value-type="float">
            <text:p>3987</text:p>
          </table:table-cell>
          <table:table-cell/>
        </table:table-row>
        <table:table-row table:style-name="ro1">
          <table:table-cell office:value-type="string" calcext:value-type="string">
            <text:p>201124_con_astro_PBS_slide21_region1_intensities</text:p>
          </table:table-cell>
          <table:table-cell office:value-type="float" office:value="297.657781" calcext:value-type="float">
            <text:p>297.657781</text:p>
          </table:table-cell>
          <table:table-cell office:value-type="float" office:value="1176" calcext:value-type="float">
            <text:p>1176</text:p>
          </table:table-cell>
          <table:table-cell/>
        </table:table-row>
        <table:table-row table:style-name="ro1">
          <table:table-cell office:value-type="string" calcext:value-type="string">
            <text:p>111224_cocaine20uM_astro_PBS_slide45_region1_intensities</text:p>
          </table:table-cell>
          <table:table-cell office:value-type="float" office:value="1153.83487" calcext:value-type="float">
            <text:p>1153.83487</text:p>
          </table:table-cell>
          <table:table-cell office:value-type="float" office:value="3919" calcext:value-type="float">
            <text:p>3919</text:p>
          </table:table-cell>
          <table:table-cell/>
        </table:table-row>
        <table:table-row table:style-name="ro1">
          <table:table-cell office:value-type="string" calcext:value-type="string">
            <text:p>111224_con_astro_PBS_slide45_region1_intensities</text:p>
          </table:table-cell>
          <table:table-cell office:value-type="float" office:value="302.960468" calcext:value-type="float">
            <text:p>302.960468</text:p>
          </table:table-cell>
          <table:table-cell office:value-type="float" office:value="1195" calcext:value-type="float">
            <text:p>1195</text:p>
          </table:table-cell>
          <table:table-cell/>
        </table:table-row>
        <table:table-row table:style-name="ro1">
          <table:table-cell office:value-type="string" calcext:value-type="string">
            <text:p>161224_cocaine20uM_astro_striatum_PBS_slide51_region1_intensities</text:p>
          </table:table-cell>
          <table:table-cell office:value-type="float" office:value="1190.06812" calcext:value-type="float">
            <text:p>1190.06812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string" calcext:value-type="string">
            <text:p>161224_con_astro_striatum_PBS_slide51_region1_intensities</text:p>
          </table:table-cell>
          <table:table-cell office:value-type="float" office:value="331.157843" calcext:value-type="float">
            <text:p>331.157843</text:p>
          </table:table-cell>
          <table:table-cell office:value-type="float" office:value="1283" calcext:value-type="float">
            <text:p>1283</text:p>
          </table:table-cell>
          <table:table-cell/>
        </table:table-row>
        <table:table-row table:style-name="ro1">
          <table:table-cell office:value-type="string" calcext:value-type="string">
            <text:p>161224_cocaine20uM_astro_striatum_PBS_slide52_region1_intensities</text:p>
          </table:table-cell>
          <table:table-cell office:value-type="float" office:value="1463.17662" calcext:value-type="float">
            <text:p>1463.17662</text:p>
          </table:table-cell>
          <table:table-cell office:value-type="float" office:value="4919" calcext:value-type="float">
            <text:p>4919</text:p>
          </table:table-cell>
          <table:table-cell/>
        </table:table-row>
        <table:table-row table:style-name="ro1">
          <table:table-cell office:value-type="string" calcext:value-type="string">
            <text:p>161224_con_astro_striatum_PBS_slide52_region1_intensities</text:p>
          </table:table-cell>
          <table:table-cell office:value-type="float" office:value="427.321781" calcext:value-type="float">
            <text:p>427.321781</text:p>
          </table:table-cell>
          <table:table-cell office:value-type="float" office:value="1594" calcext:value-type="float">
            <text:p>1594</text:p>
          </table:table-cell>
          <table:table-cell/>
        </table:table-row>
        <table:table-row table:style-name="ro1">
          <table:table-cell office:value-type="string" calcext:value-type="string">
            <text:p>171224_cocaine20uM_astro_striatum_PBS_slide54_region1_intensities</text:p>
          </table:table-cell>
          <table:table-cell office:value-type="float" office:value="1158.64362" calcext:value-type="float">
            <text:p>1158.64362</text:p>
          </table:table-cell>
          <table:table-cell office:value-type="float" office:value="3941" calcext:value-type="float">
            <text:p>3941</text:p>
          </table:table-cell>
          <table:table-cell/>
        </table:table-row>
        <table:table-row table:style-name="ro1">
          <table:table-cell office:value-type="string" calcext:value-type="string">
            <text:p>171224_con_astro_striatum_PBS_slide54_region1_intensities</text:p>
          </table:table-cell>
          <table:table-cell office:value-type="float" office:value="324.042531" calcext:value-type="float">
            <text:p>324.042531</text:p>
          </table:table-cell>
          <table:table-cell office:value-type="float" office:value="1267" calcext:value-type="float">
            <text:p>1267</text:p>
          </table:table-cell>
          <table:table-cell/>
        </table:table-row>
        <table:table-row table:style-name="ro1">
          <table:table-cell office:value-type="string" calcext:value-type="string">
            <text:p>181224_cocaine20uM_astro_striatum_PBS_slide56_region1_intensities</text:p>
          </table:table-cell>
          <table:table-cell office:value-type="float" office:value="1204.08075" calcext:value-type="float">
            <text:p>1204.08075</text:p>
          </table:table-cell>
          <table:table-cell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string" calcext:value-type="string">
            <text:p>181224_con_astro_striatum_PBS_slide56_region1_intensities</text:p>
          </table:table-cell>
          <table:table-cell office:value-type="float" office:value="461.15775" calcext:value-type="float">
            <text:p>461.15775</text:p>
          </table:table-cell>
          <table:table-cell office:value-type="float" office:value="1699" calcext:value-type="float">
            <text:p>1699</text:p>
          </table:table-cell>
          <table:table-cell/>
        </table:table-row>
        <table:table-row table:style-name="ro1">
          <table:table-cell office:value-type="string" calcext:value-type="string">
            <text:p>201224_cocaine20uM_astro_striatum_PBS_slide60_region1_intensities</text:p>
          </table:table-cell>
          <table:table-cell office:value-type="float" office:value="1378.68775" calcext:value-type="float">
            <text:p>1378.68775</text:p>
          </table:table-cell>
          <table:table-cell office:value-type="float" office:value="4642" calcext:value-type="float">
            <text:p>4642</text:p>
          </table:table-cell>
          <table:table-cell/>
        </table:table-row>
        <table:table-row table:style-name="ro1">
          <table:table-cell office:value-type="string" calcext:value-type="string">
            <text:p>201224_con_astro_striatum_PBS_slide60_region1_intensities</text:p>
          </table:table-cell>
          <table:table-cell office:value-type="float" office:value="357.071093" calcext:value-type="float">
            <text:p>357.071093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string" calcext:value-type="string">
            <text:p>201224_cocaine20uM_astro_striatum_PBS_slide61_region1_intensities</text:p>
          </table:table-cell>
          <table:table-cell office:value-type="float" office:value="1221.62312" calcext:value-type="float">
            <text:p>1221.62312</text:p>
          </table:table-cell>
          <table:table-cell office:value-type="float" office:value="4140" calcext:value-type="float">
            <text:p>4140</text:p>
          </table:table-cell>
          <table:table-cell/>
        </table:table-row>
        <table:table-row table:style-name="ro1">
          <table:table-cell office:value-type="string" calcext:value-type="string">
            <text:p>201224_con_astro_striatum_PBS_slide61_region1_intensities</text:p>
          </table:table-cell>
          <table:table-cell office:value-type="float" office:value="339.749281" calcext:value-type="float">
            <text:p>339.749281</text:p>
          </table:table-cell>
          <table:table-cell office:value-type="float" office:value="1317" calcext:value-type="float">
            <text:p>1317</text:p>
          </table:table-cell>
          <table:table-cell/>
        </table:table-row>
        <table:table-row table:style-name="ro1">
          <table:table-cell office:value-type="string" calcext:value-type="string">
            <text:p>201224_cocaine20uM_astro_striatum_PBS_slide62_region1_intensities</text:p>
          </table:table-cell>
          <table:table-cell office:value-type="float" office:value="1233.93575" calcext:value-type="float">
            <text:p>1233.93575</text:p>
          </table:table-cell>
          <table:table-cell office:value-type="float" office:value="4178" calcext:value-type="float">
            <text:p>4178</text:p>
          </table:table-cell>
          <table:table-cell/>
        </table:table-row>
        <table:table-row table:style-name="ro1">
          <table:table-cell office:value-type="string" calcext:value-type="string">
            <text:p>201224_con_astro_striatumPBS_slide62_region1_intensities</text:p>
          </table:table-cell>
          <table:table-cell office:value-type="float" office:value="363.413437" calcext:value-type="float">
            <text:p>363.413437</text:p>
          </table:table-cell>
          <table:table-cell office:value-type="float" office:value="1390" calcext:value-type="float">
            <text:p>1390</text:p>
          </table:table-cell>
          <table:table-cell/>
        </table:table-row>
        <table:table-row table:style-name="ro1">
          <table:table-cell office:value-type="string" calcext:value-type="string">
            <text:p>041224_cocaine20uM_astro_PBS_slide39_region1_intensities</text:p>
          </table:table-cell>
          <table:table-cell office:value-type="float" office:value="1148.14462" calcext:value-type="float">
            <text:p>1148.14462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string" calcext:value-type="string">
            <text:p>041224_con_astro_PBS_slide39_region1_intensities</text:p>
          </table:table-cell>
          <table:table-cell office:value-type="float" office:value="349.243687" calcext:value-type="float">
            <text:p>349.243687</text:p>
          </table:table-cell>
          <table:table-cell office:value-type="float" office:value="1344" calcext:value-type="float">
            <text:p>1344</text:p>
          </table:table-cell>
          <table:table-cell/>
        </table:table-row>
        <table:table-row table:style-name="ro1">
          <table:table-cell office:value-type="string" calcext:value-type="string">
            <text:p>061124_CHPG10uM_astro_slide5_region1_intensities</text:p>
          </table:table-cell>
          <table:table-cell office:value-type="float" office:value="1031.93231" calcext:value-type="float">
            <text:p>1031.93231</text:p>
          </table:table-cell>
          <table:table-cell office:value-type="float" office:value="18244" calcext:value-type="float">
            <text:p>18244</text:p>
          </table:table-cell>
          <table:table-cell/>
        </table:table-row>
        <table:table-row table:style-name="ro1">
          <table:table-cell office:value-type="string" calcext:value-type="string">
            <text:p>061124_con_astro_slide5_region1_intensities</text:p>
          </table:table-cell>
          <table:table-cell office:value-type="float" office:value="299.992" calcext:value-type="float">
            <text:p>299.992</text:p>
          </table:table-cell>
          <table:table-cell office:value-type="float" office:value="4762" calcext:value-type="float">
            <text:p>4762</text:p>
          </table:table-cell>
          <table:table-cell/>
        </table:table-row>
        <table:table-row table:style-name="ro1">
          <table:table-cell office:value-type="string" calcext:value-type="string">
            <text:p>071124_CHPG10uM_astro_slide7_region1_intensities</text:p>
          </table:table-cell>
          <table:table-cell office:value-type="float" office:value="1146.05037" calcext:value-type="float">
            <text:p>1146.05037</text:p>
          </table:table-cell>
          <table:table-cell office:value-type="float" office:value="20469" calcext:value-type="float">
            <text:p>20469</text:p>
          </table:table-cell>
          <table:table-cell/>
        </table:table-row>
        <table:table-row table:style-name="ro1">
          <table:table-cell office:value-type="string" calcext:value-type="string">
            <text:p>071124_con_astro_slide7_region1_intensities</text:p>
          </table:table-cell>
          <table:table-cell office:value-type="float" office:value="299.805343" calcext:value-type="float">
            <text:p>299.805343</text:p>
          </table:table-cell>
          <table:table-cell office:value-type="float" office:value="5028" calcext:value-type="float">
            <text:p>5028</text:p>
          </table:table-cell>
          <table:table-cell/>
        </table:table-row>
        <table:table-row table:style-name="ro1">
          <table:table-cell office:value-type="string" calcext:value-type="string">
            <text:p>121224_ATP500uM_astro_PBS_slide48_region1_intensities</text:p>
          </table:table-cell>
          <table:table-cell office:value-type="float" office:value="1143.4015" calcext:value-type="float">
            <text:p>1143.4015</text:p>
          </table:table-cell>
          <table:table-cell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string" calcext:value-type="string">
            <text:p>121224_con_astro_PBS_slide48_region1_intensities</text:p>
          </table:table-cell>
          <table:table-cell office:value-type="float" office:value="534.110875" calcext:value-type="float">
            <text:p>534.110875</text:p>
          </table:table-cell>
          <table:table-cell office:value-type="float" office:value="1932" calcext:value-type="float">
            <text:p>1932</text:p>
          </table:table-cell>
          <table:table-cell/>
        </table:table-row>
        <table:table-row table:style-name="ro1">
          <table:table-cell office:value-type="string" calcext:value-type="string">
            <text:p>131224_glutamate100uM_astro_PBS_slide49_region1_intensities</text:p>
          </table:table-cell>
          <table:table-cell office:value-type="float" office:value="1149.67025" calcext:value-type="float">
            <text:p>1149.67025</text:p>
          </table:table-cell>
          <table:table-cell office:value-type="float" office:value="3907" calcext:value-type="float">
            <text:p>3907</text:p>
          </table:table-cell>
          <table:table-cell/>
        </table:table-row>
        <table:table-row table:style-name="ro1">
          <table:table-cell office:value-type="string" calcext:value-type="string">
            <text:p>131224_con_astro_PBS_slide49_region1_intensities</text:p>
          </table:table-cell>
          <table:table-cell office:value-type="float" office:value="368.630218" calcext:value-type="float">
            <text:p>368.630218</text:p>
          </table:table-cell>
          <table:table-cell office:value-type="float" office:value="1399" calcext:value-type="float">
            <text:p>1399</text:p>
          </table:table-cell>
          <table:table-cell/>
        </table:table-row>
        <table:table-row table:style-name="ro1">
          <table:table-cell office:value-type="string" calcext:value-type="string">
            <text:p>271124_ATP100uM_splitastro_PBS_slide31_region1_intensities</text:p>
          </table:table-cell>
          <table:table-cell office:value-type="float" office:value="1123.50467" calcext:value-type="float">
            <text:p>1123.50467</text:p>
          </table:table-cell>
          <table:table-cell office:value-type="float" office:value="1922" calcext:value-type="float">
            <text:p>1922</text:p>
          </table:table-cell>
          <table:table-cell/>
        </table:table-row>
        <table:table-row table:style-name="ro1">
          <table:table-cell office:value-type="string" calcext:value-type="string">
            <text:p>271124_con_splitastro_PBS_slide31_region1_intensities</text:p>
          </table:table-cell>
          <table:table-cell office:value-type="float" office:value="441.540598" calcext:value-type="float">
            <text:p>441.540598</text:p>
          </table:table-cell>
          <table:table-cell office:value-type="float" office:value="820" calcext:value-type="float">
            <text:p>820</text:p>
          </table:table-cell>
          <table:table-cell/>
        </table:table-row>
        <table:table-row table:style-name="ro1">
          <table:table-cell office:value-type="string" calcext:value-type="string">
            <text:p>041224_carbachol100uM_astro_PBS_slide40_region1_intensities</text:p>
          </table:table-cell>
          <table:table-cell office:value-type="float" office:value="1146.73475" calcext:value-type="float">
            <text:p>1146.73475</text:p>
          </table:table-cell>
          <table:table-cell office:value-type="float" office:value="3898" calcext:value-type="float">
            <text:p>3898</text:p>
          </table:table-cell>
          <table:table-cell/>
        </table:table-row>
        <table:table-row table:style-name="ro1">
          <table:table-cell office:value-type="string" calcext:value-type="string">
            <text:p>041224_con_astro_PBS_slide40_region1_intensities</text:p>
          </table:table-cell>
          <table:table-cell office:value-type="float" office:value="299.035125" calcext:value-type="float">
            <text:p>299.035125</text:p>
          </table:table-cell>
          <table:table-cell office:value-type="float" office:value="1184" calcext:value-type="float">
            <text:p>1184</text:p>
          </table:table-cell>
          <table:table-cell/>
        </table:table-row>
        <table:table-row table:style-name="ro1">
          <table:table-cell office:value-type="string" calcext:value-type="string">
            <text:p>081124_cocaine20uM_astro_slide8_region1_intensities</text:p>
          </table:table-cell>
          <table:table-cell office:value-type="float" office:value="1144" calcext:value-type="float">
            <text:p>1144</text:p>
          </table:table-cell>
          <table:table-cell office:value-type="float" office:value="9152" calcext:value-type="float">
            <text:p>9152</text:p>
          </table:table-cell>
          <table:table-cell/>
        </table:table-row>
        <table:table-row table:style-name="ro1">
          <table:table-cell office:value-type="string" calcext:value-type="string">
            <text:p>120625_cocaine20uM_astro_striatum_PBS_slide64_region1_intensities</text:p>
          </table:table-cell>
          <table:table-cell office:value-type="float" office:value="1214.09687" calcext:value-type="float">
            <text:p>1214.09687</text:p>
          </table:table-cell>
          <table:table-cell office:value-type="float" office:value="6475" calcext:value-type="float">
            <text:p>64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0625_control_astro_striatum_PBS_slide65_region1_intensities</text:p>
          </table:table-cell>
          <table:table-cell office:value-type="float" office:value="1218.09737" calcext:value-type="float">
            <text:p>1218.09737</text:p>
          </table:table-cell>
          <table:table-cell office:value-type="float" office:value="6483" calcext:value-type="float">
            <text:p>64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0625_con_astro_striatum_PBS_slide67_region1_intensities</text:p>
          </table:table-cell>
          <table:table-cell office:value-type="float" office:value="1216.3545" calcext:value-type="float">
            <text:p>1216.3545</text:p>
          </table:table-cell>
          <table:table-cell office:value-type="float" office:value="6493" calcext:value-type="float">
            <text:p>64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30625_cocaine20uM_astro_striatum_PBS_slide67_region1_intensities</text:p>
          </table:table-cell>
          <table:table-cell office:value-type="float" office:value="1257.77837" calcext:value-type="float">
            <text:p>1257.77837</text:p>
          </table:table-cell>
          <table:table-cell office:value-type="float" office:value="6716" calcext:value-type="float">
            <text:p>67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30625_glutamate200uM_astro_striatum_PBS_slide67_region1_intensities</text:p>
          </table:table-cell>
          <table:table-cell office:value-type="float" office:value="1235.684" calcext:value-type="float">
            <text:p>1235.684</text:p>
          </table:table-cell>
          <table:table-cell office:value-type="float" office:value="6597" calcext:value-type="float">
            <text:p>65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30625_con_astro_striatum_PBS_slide67_region1_whole_frame_intensities</text:p>
          </table:table-cell>
          <table:table-cell office:value-type="float" office:value="1216.3545" calcext:value-type="float">
            <text:p>1216.3545</text:p>
          </table:table-cell>
          <table:table-cell office:value-type="float" office:value="6493" calcext:value-type="float">
            <text:p>64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80725_con_astro_striatum_ACSF_slide69_region1_intensities</text:p>
          </table:table-cell>
          <table:table-cell office:value-type="float" office:value="1221.43612" calcext:value-type="float">
            <text:p>1221.43612</text:p>
          </table:table-cell>
          <table:table-cell office:value-type="float" office:value="6522" calcext:value-type="float">
            <text:p>65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80725_cocaine20uM_astro_striatum_ACSF_slide70_region1_intensities</text:p>
          </table:table-cell>
          <table:table-cell office:value-type="float" office:value="1205.732" calcext:value-type="float">
            <text:p>1205.732</text:p>
          </table:table-cell>
          <table:table-cell office:value-type="float" office:value="6438" calcext:value-type="float">
            <text:p>64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80725_cocaine20uM_astro_striatum_ACSF_slide71_region1_intensities</text:p>
          </table:table-cell>
          <table:table-cell office:value-type="float" office:value="1211.544" calcext:value-type="float">
            <text:p>1211.544</text:p>
          </table:table-cell>
          <table:table-cell office:value-type="float" office:value="6469" calcext:value-type="float">
            <text:p>64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90725_con_astro_striatum_ACSF_slide72_region1_intensities</text:p>
          </table:table-cell>
          <table:table-cell office:value-type="float" office:value="1204.52437" calcext:value-type="float">
            <text:p>1204.52437</text:p>
          </table:table-cell>
          <table:table-cell office:value-type="float" office:value="6431" calcext:value-type="float">
            <text:p>64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90725_cocaine20uM_astro_striatum_ACSF_slide73_region1_intensities</text:p>
          </table:table-cell>
          <table:table-cell office:value-type="float" office:value="1213.22162" calcext:value-type="float">
            <text:p>1213.22162</text:p>
          </table:table-cell>
          <table:table-cell office:value-type="float" office:value="6478" calcext:value-type="float">
            <text:p>64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0725_con_astro_striatum_ACSF_slide74_region1_intensities</text:p>
          </table:table-cell>
          <table:table-cell office:value-type="float" office:value="1206.12987" calcext:value-type="float">
            <text:p>1206.12987</text:p>
          </table:table-cell>
          <table:table-cell office:value-type="float" office:value="6440" calcext:value-type="float">
            <text:p>64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0725_cocaine20uM_astro_striatum_ACSF_slide75_region1_intensities</text:p>
          </table:table-cell>
          <table:table-cell office:value-type="float" office:value="1238.41512" calcext:value-type="float">
            <text:p>1238.41512</text:p>
          </table:table-cell>
          <table:table-cell office:value-type="float" office:value="6612" calcext:value-type="float">
            <text:p>66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0725_con_astro_striatum_ACSF_slide76_region1_intensities</text:p>
          </table:table-cell>
          <table:table-cell office:value-type="float" office:value="1318.75337" calcext:value-type="float">
            <text:p>1318.75337</text:p>
          </table:table-cell>
          <table:table-cell office:value-type="float" office:value="7041" calcext:value-type="float">
            <text:p>70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50725_con_astro_striatum_ACSF_slide78_region1_mc_intensities</text:p>
          </table:table-cell>
          <table:table-cell office:value-type="float" office:value="1202.71775" calcext:value-type="float">
            <text:p>1202.71775</text:p>
          </table:table-cell>
          <table:table-cell office:value-type="float" office:value="6422" calcext:value-type="float">
            <text:p>64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50725_cocaine20uM_astro_striatum_ACSF_slide79_region1_intensities</text:p>
          </table:table-cell>
          <table:table-cell office:value-type="float" office:value="1205.17225" calcext:value-type="float">
            <text:p>1205.17225</text:p>
          </table:table-cell>
          <table:table-cell office:value-type="float" office:value="6435" calcext:value-type="float">
            <text:p>64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0725_con_astro_striatum_ACSF_slide80_region1_intensities</text:p>
          </table:table-cell>
          <table:table-cell office:value-type="float" office:value="1232.37312" calcext:value-type="float">
            <text:p>1232.37312</text:p>
          </table:table-cell>
          <table:table-cell office:value-type="float" office:value="6580" calcext:value-type="float">
            <text:p>65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70725_cocaine20uM_astro_striatum_ACSF_slide82_region1_mc_intensities</text:p>
          </table:table-cell>
          <table:table-cell office:value-type="float" office:value="1203.4665" calcext:value-type="float">
            <text:p>1203.4665</text:p>
          </table:table-cell>
          <table:table-cell office:value-type="float" office:value="6462" calcext:value-type="float">
            <text:p>6462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4:26:00.638869892</meta:creation-date>
    <dc:date>2025-10-27T15:12:53.152339547</dc:date>
    <meta:editing-duration>PT8H50M3S</meta:editing-duration>
    <meta:editing-cycles>46</meta:editing-cycles>
    <meta:generator>LibreOffice/7.4.7.2$Linux_X86_64 LibreOffice_project/40$Build-2</meta:generator>
    <meta:document-statistic meta:table-count="1" meta:cell-count="181" meta:object-count="0"/>
  </office:meta>
</office:document-meta>
</file>